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0.684cm"/>
    </style:style>
    <style:style style:name="Tableau1.B" style:family="table-column">
      <style:table-column-properties style:column-width="3.877cm"/>
    </style:style>
    <style:style style:name="Tableau1.C" style:family="table-column">
      <style:table-column-properties style:column-width="6.301cm"/>
    </style:style>
    <style:style style:name="Tableau1.D" style:family="table-column">
      <style:table-column-properties style:column-width="1.621cm"/>
    </style:style>
    <style:style style:name="Tableau1.E" style:family="table-column">
      <style:table-column-properties style:column-width="4.517cm"/>
    </style:style>
    <style:style style:name="Tableau1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leau1.E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au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leau1.E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P1" style:family="paragraph" style:parent-style-name="Heading_20_3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2" style:family="paragraph" style:parent-style-name="Heading_20_4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Heading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7" style:family="paragraph" style:parent-style-name="Standard">
      <style:text-properties officeooo:rsid="001dbf29" officeooo:paragraph-rsid="001dbf29"/>
    </style:style>
    <style:style style:name="P8" style:family="paragraph" style:parent-style-name="Standard">
      <style:text-properties officeooo:rsid="001f02f4" officeooo:paragraph-rsid="001f02f4"/>
    </style:style>
    <style:style style:name="P9" style:family="paragraph" style:parent-style-name="Standard">
      <style:text-properties officeooo:rsid="001f02f4" officeooo:paragraph-rsid="00227188"/>
    </style:style>
    <style:style style:name="P10" style:family="paragraph" style:parent-style-name="Standard">
      <style:text-properties officeooo:rsid="00207e7f" officeooo:paragraph-rsid="00207e7f"/>
    </style:style>
    <style:style style:name="P11" style:family="paragraph" style:parent-style-name="Standard">
      <style:text-properties fo:font-variant="normal" fo:text-transform="none" fo:color="#271a38" loext:opacity="100%" style:font-name="Inter" fo:font-size="12pt" fo:letter-spacing="normal" fo:font-style="normal" fo:font-weight="normal" officeooo:rsid="001f02f4" officeooo:paragraph-rsid="001f02f4"/>
    </style:style>
    <style:style style:name="P12" style:family="paragraph" style:parent-style-name="Standard">
      <style:text-properties officeooo:rsid="001dbf29" officeooo:paragraph-rsid="001dbf29"/>
    </style:style>
    <style:style style:name="P13" style:family="paragraph" style:parent-style-name="Standard">
      <style:text-properties officeooo:rsid="00207e7f" officeooo:paragraph-rsid="00207e7f"/>
    </style:style>
    <style:style style:name="P14" style:family="paragraph" style:parent-style-name="Standard">
      <style:text-properties officeooo:rsid="002712a4" officeooo:paragraph-rsid="002712a4"/>
    </style:style>
    <style:style style:name="P15" style:family="paragraph" style:parent-style-name="Standard">
      <style:text-properties officeooo:rsid="002b7904" officeooo:paragraph-rsid="002b7904"/>
    </style:style>
    <style:style style:name="P16" style:family="paragraph" style:parent-style-name="Standard">
      <style:text-properties officeooo:rsid="002c0ce5" officeooo:paragraph-rsid="002c0ce5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8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0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21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loext:padding="0.049cm" loext:border="0.06pt solid #e3e3e3"/>
    </style:style>
    <style:style style:name="P24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2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loext:padding="0.049cm" loext:border="0.06pt solid #e3e3e3"/>
    </style:style>
    <style:style style:name="P26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2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loext:padding="0.049cm" loext:border="0.06pt solid #e3e3e3"/>
    </style:style>
    <style:style style:name="P28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loext:padding="0.049cm" loext:border="0.06pt solid #e3e3e3"/>
    </style:style>
    <style:style style:name="P30" style:family="paragraph" style:parent-style-name="Text_20_body" style:list-style-name="L6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3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loext:padding="0.049cm" loext:border="0.06pt solid #e3e3e3"/>
    </style:style>
    <style:style style:name="P32" style:family="paragraph" style:parent-style-name="Text_20_body" style:list-style-name="L7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33" style:family="paragraph" style:parent-style-name="Text_20_body" style:list-style-name="L7">
      <style:paragraph-properties fo:margin-left="0cm" fo:margin-right="0cm" fo:text-indent="0cm" style:auto-text-indent="false" fo:padding="0.049cm" fo:border="0.06pt solid #e3e3e3"/>
      <style:text-properties officeooo:paragraph-rsid="002712a4" loext:padding="0.049cm" loext:border="0.06pt solid #e3e3e3"/>
    </style:style>
    <style:style style:name="P3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officeooo:paragraph-rsid="002712a4" loext:padding="0.049cm" loext:border="0.06pt solid #e3e3e3"/>
    </style:style>
    <style:style style:name="P3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6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</style:style>
    <style:style style:name="P3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9" style:family="paragraph" style:parent-style-name="Text_20_body" style:list-style-name="L7">
      <style:paragraph-properties fo:margin-left="0cm" fo:margin-right="0cm" fo:text-indent="0cm" style:auto-text-indent="false" fo:padding="0.049cm" fo:border="0.06pt solid #e3e3e3"/>
    </style:style>
    <style:style style:name="P40" style:family="paragraph" style:parent-style-name="Text_20_body" style:list-style-name="L7">
      <style:paragraph-properties fo:margin-left="0cm" fo:margin-right="0cm" fo:text-indent="0cm" style:auto-text-indent="false" fo:padding="0.049cm" fo:border="0.06pt solid #e3e3e3"/>
      <style:text-properties officeooo:paragraph-rsid="002712a4"/>
    </style:style>
    <style:style style:name="T1" style:family="text">
      <style:text-properties loext:padding="0.049cm" loext:border="0.06pt solid #e3e3e3"/>
    </style:style>
    <style:style style:name="T2" style:family="text">
      <style:text-properties fo:color="#ffffff" loext:opacity="100%" style:font-name="Liberation Serif"/>
    </style:style>
    <style:style style:name="T3" style:family="text">
      <style:text-properties fo:color="#ffffff" loext:opacity="100%" style:font-name="Liberation Serif" officeooo:rsid="00265139"/>
    </style:style>
    <style:style style:name="T4" style:family="text">
      <style:text-properties officeooo:rsid="00239610"/>
    </style:style>
    <style:style style:name="T5" style:family="text">
      <style:text-properties officeooo:rsid="0024feec"/>
    </style:style>
    <style:style style:name="T6" style:family="text">
      <style:text-properties officeooo:rsid="0028449c"/>
    </style:style>
    <style:style style:name="T7" style:family="text">
      <style:text-properties officeooo:rsid="002abf7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rtainly! Below is a detailed professional product backlog for the mobile application development project as described. This backlog is organized into epics and user stories, with additional columns for priority and notes.</text:p>
      <text:h text:style-name="P1" text:outline-level="3">Product Backlog for Fashion-Insta Mobile App</text:h>
      <text:h text:style-name="P2" text:outline-level="4">Epics and User Stori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5"><text:span text:style-name="Strong_20_Emphasis"><text:span text:style-name="T1">ID</text:span></text:span></text:p>
            </table:table-cell>
            <table:table-cell table:style-name="Tableau1.A1" office:value-type="string">
              <text:p text:style-name="P5"><text:span text:style-name="Strong_20_Emphasis"><text:span text:style-name="T1">Epic</text:span></text:span></text:p>
            </table:table-cell>
            <table:table-cell table:style-name="Tableau1.A1" office:value-type="string">
              <text:p text:style-name="P5"><text:span text:style-name="Strong_20_Emphasis"><text:span text:style-name="T1">User Story</text:span></text:span></text:p>
            </table:table-cell>
            <table:table-cell table:style-name="Tableau1.A1" office:value-type="string">
              <text:p text:style-name="P5"><text:span text:style-name="Strong_20_Emphasis"><text:span text:style-name="T1">Priority</text:span></text:span></text:p>
            </table:table-cell>
            <table:table-cell table:style-name="Tableau1.E1" office:value-type="string">
              <text:p text:style-name="P5"><text:span text:style-name="Strong_20_Emphasis"><text:span text:style-name="T1">Notes</text:span></text:span></text:p>
            </table:table-cell>
          </table:table-row>
        </table:table-header-rows>
        <table:table-row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User Account Management</text:p>
          </table:table-cell>
          <table:table-cell table:style-name="Tableau1.A2" office:value-type="string">
            <text:p text:style-name="P4">As a user, I want to create an account and log in using my email and password so that I can access the app.</text:p>
          </table:table-cell>
          <table:table-cell table:style-name="Tableau1.A2" office:value-type="string">
            <text:p text:style-name="P4">High</text:p>
          </table:table-cell>
          <table:table-cell table:style-name="Tableau1.E2" office:value-type="string">
            <text:p text:style-name="P4">Basic authentication feature.</text:p>
          </table:table-cell>
        </table:table-row>
        <table:table-row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">As a user, I want to manage my personal data in compliance with GDPR so that I can control my privacy settings.</text:p>
          </table:table-cell>
          <table:table-cell table:style-name="Tableau1.A2" office:value-type="string">
            <text:p text:style-name="P4">High</text:p>
          </table:table-cell>
          <table:table-cell table:style-name="Tableau1.E2" office:value-type="string">
            <text:p text:style-name="P4">Includes data modification, deletion, and subscription management.</text:p>
          </table:table-cell>
        </table:table-row>
        <table:table-row>
          <table:table-cell table:style-name="Tableau1.A2" office:value-type="string">
            <text:p text:style-name="P4">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">As a user, I want the app to automatically purge my data after a period of inactivity to ensure my data is not stored longer than necessary.</text:p>
          </table:table-cell>
          <table:table-cell table:style-name="Tableau1.A2" office:value-type="string">
            <text:p text:style-name="P4">Medium</text:p>
          </table:table-cell>
          <table:table-cell table:style-name="Tableau1.E2" office:value-type="string">
            <text:p text:style-name="P4">Automatic data purge functionality.</text:p>
          </table:table-cell>
        </table:table-row>
        <table:table-row>
          <table:table-cell table:style-name="Tableau1.A2" office:value-type="string">
            <text:p text:style-name="P4">4</text:p>
          </table:table-cell>
          <table:table-cell table:style-name="Tableau1.A2" office:value-type="string">
            <text:p text:style-name="P4">Photo Collection and Management</text:p>
          </table:table-cell>
          <table:table-cell table:style-name="Tableau1.A2" office:value-type="string">
            <text:p text:style-name="P4">As a user, I want to take photos of my outfits and manage my photo collection within the app so that I can use them for clothing recommendations.</text:p>
          </table:table-cell>
          <table:table-cell table:style-name="Tableau1.A2" office:value-type="string">
            <text:p text:style-name="P4">High</text:p>
          </table:table-cell>
          <table:table-cell table:style-name="Tableau1.E2" office:value-type="string">
            <text:p text:style-name="P4">Photo upload and management feature.</text:p>
          </table:table-cell>
        </table:table-row>
        <table:table-row>
          <table:table-cell table:style-name="Tableau1.A2" office:value-type="string">
            <text:p text:style-name="P4">5</text:p>
          </table:table-cell>
          <table:table-cell table:style-name="Tableau1.A2" office:value-type="string">
            <text:p text:style-name="P4">Clothing Recommendation Engine</text:p>
          </table:table-cell>
          <table:table-cell table:style-name="Tableau1.A2" office:value-type="string">
            <text:p text:style-name="P4">As a user, I want the algorithm to suggest clothes based on the photos of my wardrobe so that I can find matching items.</text:p>
          </table:table-cell>
          <table:table-cell table:style-name="Tableau1.A2" office:value-type="string">
            <text:p text:style-name="P4">High</text:p>
          </table:table-cell>
          <table:table-cell table:style-name="Tableau1.E2" office:value-type="string">
            <text:p text:style-name="P4">Core recommendation algorithm.</text:p>
          </table:table-cell>
        </table:table-row>
        <table:table-row>
          <table:table-cell table:style-name="Tableau1.A2" office:value-type="string">
            <text:p text:style-name="P4">6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">As a user, I want to see recommended clothes displayed on my photo so that I can judge and decide if I like the suggested item.</text:p>
          </table:table-cell>
          <table:table-cell table:style-name="Tableau1.A2" office:value-type="string">
            <text:p text:style-name="P4">High</text:p>
          </table:table-cell>
          <table:table-cell table:style-name="Tableau1.E2" office:value-type="string">
            <text:p text:style-name="P4">Overlay recommended items on user photos.</text:p>
          </table:table-cell>
        </table:table-row>
        <table:table-row>
          <table:table-cell table:style-name="Tableau1.A2" office:value-type="string">
            <text:p text:style-name="P4">7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">As a user, I want to change the color and style of the recommended clothes to better match my preferences.</text:p>
          </table:table-cell>
          <table:table-cell table:style-name="Tableau1.A2" office:value-type="string">
            <text:p text:style-name="P4">Medium</text:p>
          </table:table-cell>
          <table:table-cell table:style-name="Tableau1.E2" office:value-type="string">
            <text:p text:style-name="P4">Customization options for recommendations.</text:p>
          </table:table-cell>
        </table:table-row>
        <table:table-row>
          <table:table-cell table:style-name="Tableau1.A2" office:value-type="string">
            <text:p text:style-name="P4">8</text:p>
          </table:table-cell>
          <table:table-cell table:style-name="Tableau1.A2" office:value-type="string">
            <text:p text:style-name="P4">Style and Trend-Based Recommendations</text:p>
          </table:table-cell>
          <table:table-cell table:style-name="Tableau1.A2" office:value-type="string">
            <text:p text:style-name="P4">As a user, I want to define my preferred styles from the options provided so that the app can recommend clothes that match my taste.</text:p>
          </table:table-cell>
          <table:table-cell table:style-name="Tableau1.A2" office:value-type="string">
            <text:p text:style-name="P4">Medium</text:p>
          </table:table-cell>
          <table:table-cell table:style-name="Tableau1.E2" office:value-type="string">
            <text:p text:style-name="P4">User preferences setup for styles.</text:p>
          </table:table-cell>
        </table:table-row>
        <table:table-row>
          <table:table-cell table:style-name="Tableau1.A2" office:value-type="string">
            <text:p text:style-name="P4">9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">As a user, I want to list my favorite brands sold by Fashion-Insta so that the app can prioritize these brands in recommendations.</text:p>
          </table:table-cell>
          <table:table-cell table:style-name="Tableau1.A2" office:value-type="string">
            <text:p text:style-name="P4">Medium</text:p>
          </table:table-cell>
          <table:table-cell table:style-name="Tableau1.E2" office:value-type="string">
            <text:p text:style-name="P4">Brand preference setup.</text:p>
          </table:table-cell>
        </table:table-row>
        <table:table-row>
          <table:table-cell table:style-name="Tableau1.A2" office:value-type="string">
            <text:p text:style-name="P4">10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">As a user, I want to follow blogs, <text:soft-page-break/>sites, and influencers to influence the recommendations I receive.</text:p>
          </table:table-cell>
          <table:table-cell table:style-name="Tableau1.A2" office:value-type="string">
            <text:p text:style-name="P4">Low</text:p>
          </table:table-cell>
          <table:table-cell table:style-name="Tableau1.E2" office:value-type="string">
            <text:p text:style-name="P4">Integration with fashion <text:soft-page-break/>blogs and influencers.</text:p>
          </table:table-cell>
        </table:table-row>
        <table:table-row>
          <table:table-cell table:style-name="Tableau1.A2" office:value-type="string">
            <text:p text:style-name="P4">11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">As a user, I want the algorithm to recommend clothes based on my style, brand, and blog preferences so that I get personalized suggestions.</text:p>
          </table:table-cell>
          <table:table-cell table:style-name="Tableau1.A2" office:value-type="string">
            <text:p text:style-name="P4">Medium</text:p>
          </table:table-cell>
          <table:table-cell table:style-name="Tableau1.E2" office:value-type="string">
            <text:p text:style-name="P4">Enhanced recommendation algorithm.</text:p>
          </table:table-cell>
        </table:table-row>
        <table:table-row>
          <table:table-cell table:style-name="Tableau1.A2" office:value-type="string">
            <text:p text:style-name="P4">12</text:p>
          </table:table-cell>
          <table:table-cell table:style-name="Tableau1.A2" office:value-type="string">
            <text:p text:style-name="P4">Feedback and Reviews</text:p>
          </table:table-cell>
          <table:table-cell table:style-name="Tableau1.A2" office:value-type="string">
            <text:p text:style-name="P4">As a user, I want to leave feedback on the relevance of the clothing suggestions so that the algorithm can improve over time.</text:p>
          </table:table-cell>
          <table:table-cell table:style-name="Tableau1.A2" office:value-type="string">
            <text:p text:style-name="P4">Medium</text:p>
          </table:table-cell>
          <table:table-cell table:style-name="Tableau1.E2" office:value-type="string">
            <text:p text:style-name="P4">User feedback mechanism.</text:p>
          </table:table-cell>
        </table:table-row>
        <table:table-row>
          <table:table-cell table:style-name="Tableau1.A2" office:value-type="string">
            <text:p text:style-name="P4">13</text:p>
          </table:table-cell>
          <table:table-cell table:style-name="Tableau1.A2" office:value-type="string">
            <text:p text:style-name="P4">Shopping and Transactions</text:p>
          </table:table-cell>
          <table:table-cell table:style-name="Tableau1.A2" office:value-type="string">
            <text:p text:style-name="P4">As a user, I want to add products to a shopping cart, place an order, choose a delivery option, and complete the purchase with a payment transaction.</text:p>
          </table:table-cell>
          <table:table-cell table:style-name="Tableau1.A2" office:value-type="string">
            <text:p text:style-name="P4">High</text:p>
          </table:table-cell>
          <table:table-cell table:style-name="Tableau1.E2" office:value-type="string">
            <text:p text:style-name="Table_20_Contents">Complete shopping and checkout process.</text:p>
          </table:table-cell>
        </table:table-row>
      </table:table>
      <text:h text:style-name="P2" text:outline-level="4">Additional Notes:</text:h>
      <text:list text:style-name="L1">
        <text:list-item>
          <text:p text:style-name="P17"><text:span text:style-name="Strong_20_Emphasis"><text:span text:style-name="T1">User Account Management</text:span></text:span><text:span text:style-name="T1"> is critical for ensuring a personalized experience and complying with privacy laws.</text:span></text:p>
        </text:list-item>
        <text:list-item>
          <text:p text:style-name="P18"><text:span text:style-name="Strong_20_Emphasis"><text:span text:style-name="T1">Photo Collection and Management</text:span></text:span><text:span text:style-name="T1"> and </text:span><text:span text:style-name="Strong_20_Emphasis"><text:span text:style-name="T1">Clothing Recommendation Engine</text:span></text:span></text:p>
        </text:list-item>
      </text:list>
      <text:p text:style-name="P3">are core functionalities that drive the unique value proposition of the app.</text:p>
      <text:list text:style-name="L2">
        <text:list-item>
          <text:p text:style-name="P19"><text:span text:style-name="Strong_20_Emphasis"><text:span text:style-name="T1">Style and Trend-Based Recommendations</text:span></text:span><text:span text:style-name="T1"> enhance user engagement by aligning with their preferences and current trends.</text:span></text:p>
        </text:list-item>
        <text:list-item>
          <text:p text:style-name="P19"><text:span text:style-name="Strong_20_Emphasis"><text:span text:style-name="T1">Feedback and Reviews</text:span></text:span><text:span text:style-name="T1"> help in refining the recommendation algorithm over time, making it more effective.</text:span></text:p>
        </text:list-item>
        <text:list-item>
          <text:p text:style-name="P20"><text:span text:style-name="Strong_20_Emphasis"><text:span text:style-name="T1">Shopping and Transactions</text:span></text:span><text:span text:style-name="T1"> ensure that the app not only recommends but also facilitates purchases, completing the user journey.</text:span></text:p>
        </text:list-item>
      </text:list>
      <text:h text:style-name="P1" text:outline-level="3">Detailed Breakdown of High Priority User Stories</text:h>
      <text:h text:style-name="P2" text:outline-level="4">1. User Account Management</text:h>
      <text:list text:style-name="L3">
        <text:list-item>
          <text:p text:style-name="P21"><text:span text:style-name="Strong_20_Emphasis"><text:span text:style-name="T1">User Story</text:span></text:span><text:span text:style-name="T1">: As a user, I want to create an account and log in using my email and password so that I can access the app.</text:span></text:p>
          <text:list>
            <text:list-item>
              <text:p text:style-name="P22"><text:span text:style-name="Strong_20_Emphasis"><text:span text:style-name="T1">Acceptance Criteria</text:span></text:span><text:span text:style-name="T1">:</text:span></text:p>
              <text:list>
                <text:list-item>
                  <text:p text:style-name="P23">User can sign up using an email and password.</text:p>
                </text:list-item>
                <text:list-item>
                  <text:p text:style-name="P23">User can log in and log out securely.</text:p>
                </text:list-item>
                <text:list-item>
                  <text:p text:style-name="P23">Password reset functionality is available.</text:p>
                </text:list-item>
              </text:list>
            </text:list-item>
          </text:list>
        </text:list-item>
        <text:list-item>
          <text:p text:style-name="P21"><text:span text:style-name="Strong_20_Emphasis"><text:span text:style-name="T1">User Story</text:span></text:span><text:span text:style-name="T1">: As a user, I want to manage my personal data in compliance with GDPR so that I can control my privacy settings.</text:span></text:p>
          <text:list>
            <text:list-item>
              <text:p text:style-name="P22"><text:soft-page-break/><text:span text:style-name="Strong_20_Emphasis"><text:span text:style-name="T1">Acceptance Criteria</text:span></text:span><text:span text:style-name="T1">:</text:span></text:p>
              <text:list>
                <text:list-item>
                  <text:p text:style-name="P23">User can view, edit, and delete personal data.</text:p>
                </text:list-item>
                <text:list-item>
                  <text:p text:style-name="P23">User can unsubscribe from the recommendation service.</text:p>
                </text:list-item>
                <text:list-item>
                  <text:p text:style-name="P24">User can set data retention preferences.</text:p>
                </text:list-item>
              </text:list>
            </text:list-item>
          </text:list>
        </text:list-item>
      </text:list>
      <text:h text:style-name="P2" text:outline-level="4">2. Photo Collection and Management</text:h>
      <text:list text:style-name="L4">
        <text:list-item>
          <text:p text:style-name="P35"><text:span text:style-name="Strong_20_Emphasis"><text:span text:style-name="T1">User Story</text:span></text:span><text:span text:style-name="T1">: As a user, I want to take photos of my outfits and manage my photo collection within the app so that I can use them for clothing recommendations.</text:span></text:p>
          <text:list>
            <text:list-item>
              <text:p text:style-name="P35"><text:span text:style-name="Strong_20_Emphasis"><text:span text:style-name="T1">Acceptance Criteria</text:span></text:span><text:span text:style-name="T1">:</text:span></text:p>
              <text:list>
                <text:list-item>
                  <text:p text:style-name="P25">User can take and upload photos directly from the app.</text:p>
                </text:list-item>
                <text:list-item>
                  <text:p text:style-name="P25">User can organize photos into a collection.</text:p>
                </text:list-item>
                <text:list-item>
                  <text:p text:style-name="P26">User can delete or replace photos.</text:p>
                </text:list-item>
              </text:list>
            </text:list-item>
          </text:list>
        </text:list-item>
      </text:list>
      <text:h text:style-name="P2" text:outline-level="4">3. Clothing Recommendation Engine</text:h>
      <text:list text:style-name="L5">
        <text:list-item>
          <text:p text:style-name="P36"><text:span text:style-name="Strong_20_Emphasis"><text:span text:style-name="T1">User Story</text:span></text:span><text:span text:style-name="T1">: As a user, I want the algorithm to suggest clothes based on the photos of my wardrobe so that I can find matching items.</text:span></text:p>
          <text:list>
            <text:list-item>
              <text:p text:style-name="P37"><text:span text:style-name="Strong_20_Emphasis"><text:span text:style-name="T1">Acceptance Criteria</text:span></text:span><text:span text:style-name="T1">:</text:span></text:p>
              <text:list>
                <text:list-item>
                  <text:p text:style-name="P27">Algorithm analyzes user-uploaded photos.</text:p>
                </text:list-item>
                <text:list-item>
                  <text:p text:style-name="P27">Recommendations are generated based on the analysis.</text:p>
                </text:list-item>
                <text:list-item>
                  <text:p text:style-name="P27">Recommendations are relevant to the uploaded photos.</text:p>
                </text:list-item>
              </text:list>
            </text:list-item>
          </text:list>
        </text:list-item>
        <text:list-item>
          <text:p text:style-name="P36"><text:span text:style-name="Strong_20_Emphasis"><text:span text:style-name="T1">User Story</text:span></text:span><text:span text:style-name="T1">: As a user, I want to see recommended clothes displayed on my photo so that I can judge and decide if I like the suggested item.</text:span></text:p>
          <text:list>
            <text:list-item>
              <text:p text:style-name="P37"><text:span text:style-name="Strong_20_Emphasis"><text:span text:style-name="T1">Acceptance Criteria</text:span></text:span><text:span text:style-name="T1">:</text:span></text:p>
              <text:list>
                <text:list-item>
                  <text:p text:style-name="P27">User can overlay recommended items onto their photos.</text:p>
                </text:list-item>
                <text:list-item>
                  <text:p text:style-name="P27">User can view multiple recommendations.</text:p>
                </text:list-item>
                <text:list-item>
                  <text:p text:style-name="P28">Recommendations fit naturally onto user photos.</text:p>
                </text:list-item>
              </text:list>
            </text:list-item>
          </text:list>
        </text:list-item>
      </text:list>
      <text:h text:style-name="P2" text:outline-level="4">4. Shopping and Transactions</text:h>
      <text:list text:style-name="L6">
        <text:list-item>
          <text:p text:style-name="P38"><text:span text:style-name="Strong_20_Emphasis"><text:span text:style-name="T1">User Story</text:span></text:span><text:span text:style-name="T1">: As a user, I want to add products to a shopping cart, place an order, choose a delivery option, and complete the purchase with a payment transaction.</text:span></text:p>
          <text:list>
            <text:list-item>
              <text:p text:style-name="P38"><text:span text:style-name="Strong_20_Emphasis"><text:span text:style-name="T1">Acceptance Criteria</text:span></text:span><text:span text:style-name="T1">:</text:span></text:p>
              <text:list>
                <text:list-item>
                  <text:p text:style-name="P29">User can add items to a shopping cart.</text:p>
                </text:list-item>
                <text:list-item>
                  <text:p text:style-name="P29">User can review and modify cart contents.</text:p>
                </text:list-item>
                <text:list-item>
                  <text:p text:style-name="P29">User can select a delivery option.</text:p>
                </text:list-item>
                <text:list-item>
                  <text:p text:style-name="P29">User can complete the purchase using secure payment methods.</text:p>
                </text:list-item>
                <text:list-item>
                  <text:p text:style-name="P30"><text:soft-page-break/>Order confirmation is provided upon successful transaction.</text:p>
                </text:list-item>
              </text:list>
            </text:list-item>
          </text:list>
        </text:list-item>
      </text:list>
      <text:h text:style-name="P1" text:outline-level="3">Implementation Strategy</text:h>
      <text:list text:style-name="L7">
        <text:list-item>
          <text:p text:style-name="P39"><text:span text:style-name="Strong_20_Emphasis"><text:span text:style-name="T1">Initial Phase</text:span></text:span><text:span text:style-name="T1">:</text:span></text:p>
          <text:list>
            <text:list-item>
              <text:p text:style-name="P31">Develop user account management and basic authentication.</text:p>
            </text:list-item>
            <text:list-item>
              <text:p text:style-name="P31">Implement GDPR-compliant data management features.</text:p>
            </text:list-item>
            <text:list-item>
              <text:p text:style-name="P31">Set up the basic infrastructure for photo upload and collection management.</text:p>
            </text:list-item>
          </text:list>
        </text:list-item>
        <text:list-item>
          <text:p text:style-name="P39"><text:span text:style-name="Strong_20_Emphasis"><text:span text:style-name="T1">Middle Phase</text:span></text:span><text:span text:style-name="T1">:</text:span></text:p>
          <text:list>
            <text:list-item>
              <text:p text:style-name="P31">Develop and integrate the clothing recommendation engine.</text:p>
            </text:list-item>
            <text:list-item>
              <text:p text:style-name="P31">Implement the overlay functionality for recommendations on user photos.</text:p>
            </text:list-item>
            <text:list-item>
              <text:p text:style-name="P31">Begin work on user feedback and reviews mechanism.</text:p>
            </text:list-item>
          </text:list>
        </text:list-item>
        <text:list-item>
          <text:p text:style-name="P39"><text:span text:style-name="Strong_20_Emphasis"><text:span text:style-name="T1">Final Phase</text:span></text:span><text:span text:style-name="T1">:</text:span></text:p>
          <text:list>
            <text:list-item>
              <text:p text:style-name="P31">Enhance the recommendation engine to include style and trend preferences.</text:p>
            </text:list-item>
            <text:list-item>
              <text:p text:style-name="P31">Finalize and test the shopping cart and transaction process.</text:p>
            </text:list-item>
            <text:list-item>
              <text:p text:style-name="P32">Ensure all components are integrated seamlessly and tested thoroughly for a smooth user experience.</text:p>
            </text:list-item>
          </text:list>
        </text:list-item>
      </text:list>
      <text:p text:style-name="P3">This backlog provides a structured approach to developing the Fashion-Insta mobile app, ensuring that all key functionalities are covered and prioritized effectively.</text:p>
      <text:p text:style-name="Standard"/>
      <text:p text:style-name="P7">Deep </text:p>
      <text:p text:style-name="P7">detailed appropriately. Ex : low priority less detailed, could chang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questions mentor last session</text:p>
      <text:p text:style-name="P8"/>
      <text:p text:style-name="P8">backlog : ok ? <text:span text:style-name="T7">Subdiviser en tâches ?</text:span></text:p>
      <text:p text:style-name="P8"><text:tab/>Poker truc pour charge travail ?</text:p>
      <text:p text:style-name="P8"><text:tab/>Equipes ?</text:p>
      <text:p text:style-name="P8"><text:tab/>Moscow s’affiche bizarre</text:p>
      <text:p text:style-name="P8"/>
      <text:p text:style-name="P9">chiffrage : </text:p>
      <text:p text:style-name="P9"><text:tab/>c quoi un profil ?</text:p>
      <text:p text:style-name="P8"><text:tab/>Conseil pour les machines sur azure ?</text:p>
      <text:p text:style-name="P11"><text:tab/><text:span text:style-name="T2">gains annuels générés par l’augmentation de nos ventes, estimés par le marketing ??</text:span></text:p>
      <text:p text:style-name="P11"><text:span text:style-name="T2"><text:tab/></text:span><text:span text:style-name="T3">l</text:span><text:span text:style-name="T2">’identification des ressources humaines, techniques et financières requises</text:span></text:p>
      <text:p text:style-name="P8"/>
      <text:p text:style-name="P10">cnil : <text:span text:style-name="T4">ok ?</text:span></text:p>
      <text:p text:style-name="P8"/>
      <text:p text:style-name="P8">Analyse risque<text:span text:style-name="T5">s</text:span> ok ?</text:p>
      <text:p text:style-name="P10"/>
      <text:p text:style-name="P14">Planning sprints + contenu : un petit tableau suffit ? Genre <text:span text:style-name="T6">ç</text:span>a ?</text:p>
      <text:p text:style-name="P14"/>
      <text:list text:continue-numbering="true" text:style-name="L7">
        <text:list-item>
          <text:p text:style-name="P40"><text:span text:style-name="Strong_20_Emphasis"><text:span text:style-name="T1">Initial Phase</text:span></text:span><text:span text:style-name="T1">:</text:span></text:p>
          <text:list>
            <text:list-item>
              <text:p text:style-name="P34">Develop user account management and basic authentication.</text:p>
            </text:list-item>
            <text:list-item>
              <text:p text:style-name="P34">Implement GDPR-compliant data management features.</text:p>
            </text:list-item>
            <text:list-item>
              <text:p text:style-name="P34">Set up the basic infrastructure for photo upload and collection management.</text:p>
            </text:list-item>
          </text:list>
        </text:list-item>
        <text:list-item>
          <text:p text:style-name="P40"><text:span text:style-name="Strong_20_Emphasis"><text:span text:style-name="T1">Middle Phase</text:span></text:span><text:span text:style-name="T1">:</text:span></text:p>
          <text:list>
            <text:list-item>
              <text:p text:style-name="P34">Develop and integrate the clothing recommendation engine.</text:p>
            </text:list-item>
            <text:list-item>
              <text:p text:style-name="P34">Implement the overlay functionality for recommendations on user photos.</text:p>
            </text:list-item>
            <text:list-item>
              <text:p text:style-name="P34">Begin work on user feedback and reviews mechanism.</text:p>
            </text:list-item>
          </text:list>
        </text:list-item>
        <text:list-item>
          <text:p text:style-name="P40"><text:span text:style-name="Strong_20_Emphasis"><text:span text:style-name="T1">Final Phase</text:span></text:span><text:span text:style-name="T1">:</text:span></text:p>
          <text:list>
            <text:list-item>
              <text:p text:style-name="P34">Enhance the recommendation engine to include style and trend preferences.</text:p>
            </text:list-item>
            <text:list-item>
              <text:p text:style-name="P34">Finalize and test the shopping cart and transaction process.</text:p>
            </text:list-item>
            <text:list-item>
              <text:p text:style-name="P33">Ensure all components are integrated seamlessly and tested thoroughly for a smooth user experience.</text:p>
            </text:list-item>
          </text:list>
        </text:list-item>
      </text:list>
      <text:p text:style-name="P8"/>
      <text:p text:style-name="P14">Ou il faut un calendrier ?</text:p>
      <text:p text:style-name="P14">les enjeux éthiques liés aux biais du modèle ???</text:p>
      <text:p text:style-name="P16">(Recensez des biais éventuels ou problématiques éthiques éventuels dans un des traitements IA du projet.)</text:p>
      <text:p text:style-name="P14">Mettez en évidence entre les coûts d’investissement “one-shot” et les coûts récurrents.</text:p>
      <text:p text:style-name="P15">One shot ici je vois pas tro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1:19:13.628697842</meta:creation-date>
    <dc:date>2024-05-23T15:09:44.039915753</dc:date>
    <meta:editing-duration>P3DT1H11M45S</meta:editing-duration>
    <meta:editing-cycles>14</meta:editing-cycles>
    <meta:generator>LibreOffice/24.2.3.2$Linux_X86_64 LibreOffice_project/420$Build-2</meta:generator>
    <meta:document-statistic meta:table-count="1" meta:image-count="0" meta:object-count="0" meta:page-count="5" meta:paragraph-count="156" meta:word-count="1281" meta:character-count="7663" meta:non-whitespace-character-count="6590"/>
  </office:meta>
</office:document-meta>
</file>